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03e5d7" officeooo:paragraph-rsid="0003e5d7" style:font-size-asian="21pt" style:font-size-complex="2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03e5d7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paragraph-rsid="0003e5d7"/>
    </style:style>
    <style:style style:name="T1" style:family="text">
      <style:text-properties officeooo:rsid="0003e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GRAMAS </text:p>
      <text:p text:style-name="P2">DE </text:p>
      <text:p text:style-name="P2">ACTIVIDAD</text:p>
      <text:p text:style-name="P1"/>
      <text:p text:style-name="P5"><text:span text:style-name="T1">Ejercicio </text:span>5</text:p>
      <text:p text:style-name="P4">Se tiene que realizar un diagrama de actividad que represente la acción de obtener el factorial de un número introducido por el usuario.</text:p>
      <text:p text:style-name="P4">El usuario facilitará un número primo en una pantalla deintroducción y le sacará a la misma el factorial de ese número. En caso de no ser un número primo se le comunicará al usuario.(no es necesario plasmar el algoritmo del cálculo del numero primo).</text:p>
      <text:p text:style-name="P3">Una vez realizado el diagrama de actividad debemos crear otra versión con carriles contemplando las acciones de los actores banco y usua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49:19.200420258</meta:creation-date>
    <dc:date>2024-01-29T19:53:04.588653552</dc:date>
    <meta:editing-duration>PT3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4" meta:character-count="559" meta:non-whitespace-character-count="470"/>
  </office:meta>
</office:document-meta>
</file>